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40000003C048A155E2F5FCC0BC.png" manifest:media-type="image/png"/>
  <manifest:file-entry manifest:full-path="Pictures/1000000000000540000003C0C10597890C08E93E.png" manifest:media-type="image/png"/>
  <manifest:file-entry manifest:full-path="Pictures/1000000000000540000003C0D62F28B58C1CF9A2.png" manifest:media-type="image/png"/>
  <manifest:file-entry manifest:full-path="Pictures/1000000000000540000003C05ED11241130B113D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UKIJ CJK" svg:font-family="'UKIJ CJK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18.75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3.017cm" svg:height="9.298cm" svg:x="1cm" svg:y="1cm">
          <draw:image xlink:href="Pictures/1000000000000540000003C05ED11241130B113D.png" xlink:type="simple" xlink:show="embed" xlink:actuate="onLoad" draw:mime-type="image/png">
            <text:p/>
          </draw:image>
        </draw:frame>
        <draw:frame draw:style-name="gr1" draw:text-style-name="P1" draw:layer="layout" svg:width="13.095cm" svg:height="9.354cm" svg:x="15.605cm" svg:y="1cm">
          <draw:image xlink:href="Pictures/1000000000000540000003C0D62F28B58C1CF9A2.png" xlink:type="simple" xlink:show="embed" xlink:actuate="onLoad" draw:mime-type="image/png">
            <text:p/>
          </draw:image>
        </draw:frame>
        <draw:frame draw:style-name="gr1" draw:text-style-name="P1" draw:layer="layout" svg:width="13.017cm" svg:height="9.298cm" svg:x="1cm" svg:y="10.702cm">
          <draw:image xlink:href="Pictures/1000000000000540000003C0C10597890C08E93E.png" xlink:type="simple" xlink:show="embed" xlink:actuate="onLoad" draw:mime-type="image/png">
            <text:p/>
          </draw:image>
        </draw:frame>
        <draw:frame draw:style-name="gr1" draw:text-style-name="P1" draw:layer="layout" svg:width="13.095cm" svg:height="9.354cm" svg:x="15.605cm" svg:y="10.646cm">
          <draw:image xlink:href="Pictures/1000000000000540000003C048A155E2F5FCC0BC.png" xlink:type="simple" xlink:show="embed" xlink:actuate="onLoad" draw:mime-type="image/png">
            <text:p/>
          </draw:image>
        </draw:frame>
        <draw:frame draw:style-name="gr2" draw:text-style-name="P2" draw:layer="layout" svg:width="27.94cm" svg:height="19cm" svg:x="1cm" svg:y="1cm">
          <draw:text-box draw:corner-radius="0.317cm">
            <text:p><text:s text:c="2"/>A<text:tab/><text:tab/><text:tab/><text:tab/><text:tab/><text:tab/><text:tab/><text:tab/><text:tab/><text:tab/><text:tab/> <text:s/>B</text:p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><text:s text:c="2"/>C<text:tab/><text:tab/><text:tab/><text:tab/><text:tab/><text:tab/><text:tab/><text:tab/><text:tab/><text:tab/><text:tab/> <text:s/>D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UKIJ CJK" svg:font-family="'UKIJ CJK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UKIJ CJK" style:font-family-asian="'UKIJ CJ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10-13T15:18:37.353048324</meta:creation-date>
    <dc:date>2021-10-13T15:42:46.071495420</dc:date>
    <meta:editing-duration>PT13M58S</meta:editing-duration>
    <meta:editing-cycles>1</meta:editing-cycles>
    <meta:document-statistic meta:object-count="5"/>
    <meta:generator>LibreOffice/7.1.5.2$Linux_X86_64 LibreOffice_project/10$Build-2</meta:generator>
  </office:meta>
</office:document-meta>
</file>